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officeooo:rsid="003856cc" officeooo:paragraph-rsid="003856cc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856cc" officeooo:paragraph-rsid="003856c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c24b8" officeooo:paragraph-rsid="003c24b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de54b" officeooo:paragraph-rsid="003de5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c24b8" officeooo:paragraph-rsid="003c24b8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de54b" officeooo:paragraph-rsid="003de54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de54b" officeooo:paragraph-rsid="003de5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45088c" officeooo:paragraph-rsid="0045088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856cc" officeooo:paragraph-rsid="003856c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41ce0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officeooo:rsid="00396a04"/>
    </style:style>
    <style:style style:name="T5" style:family="text">
      <style:text-properties officeooo:rsid="003def7b"/>
    </style:style>
    <style:style style:name="T6" style:family="text">
      <style:text-properties officeooo:rsid="0041ce0f"/>
    </style:style>
    <style:style style:name="T7" style:family="text">
      <style:text-properties officeooo:rsid="0042193f"/>
    </style:style>
    <style:style style:name="T8" style:family="text">
      <style:text-properties officeooo:rsid="00441343"/>
    </style:style>
    <style:style style:name="T9" style:family="text">
      <style:text-properties officeooo:rsid="00448320"/>
    </style:style>
    <style:style style:name="T10" style:family="text">
      <style:text-properties officeooo:rsid="004684c5"/>
    </style:style>
    <style:style style:name="T11" style:family="text">
      <style:text-properties officeooo:rsid="004783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ituto Federal Sul-rio-grandense – Campus Camaquã</text:p>
      <text:p text:style-name="P1">Disciplina: <text:span text:style-name="T6">Programaç</text:span><text:span text:style-name="T3">ão em Rede</text:span> – Turma 202<text:span text:style-name="T6">5</text:span></text:p>
      <text:p text:style-name="P1">Professor: Vinícius Alves Hax</text:p>
      <text:p text:style-name="P2"><text:span text:style-name="T2">T</text:span><text:span text:style-name="T1">rabalho avaliativo da etapa </text:span><text:span text:style-name="T3">1</text:span></text:p>
      <text:p text:style-name="P3"/>
      <text:p text:style-name="P4">O trabalho, que <text:span text:style-name="T6">poderá</text:span> ser realizado em dupla, consistirá em desenvolver um jogo que possa ser jogado via rede. A linguagem é de livre escolha do aluno mas deverá ser escolhida uma linguagem cujo ambiente de desenvolvimento seja possível de ser instalado no laboratório 711, mesmo que em uma máquina virtual <text:span text:style-name="T7">(sugere-se Python)</text:span>. <text:span text:style-name="T4">O jogo em si também poderá ser escolhido pelos alunos. </text:span><text:span text:style-name="T8">Exemplos: jogo da velha, batalha naval, jogo de adivinhar uma palavra. Testar e mostrar funcionando em dois computadores do laboratório.</text:span></text:p>
      <text:p text:style-name="P4"/>
      <text:p text:style-name="P7">Critérios de avaliação</text:p>
      <text:p text:style-name="P5"/>
      <text:p text:style-name="P5">Criatividade do jogo (0,5 pontos)</text:p>
      <text:p text:style-name="P6">Jogo funcionando (1,25 ponto)</text:p>
      <text:p text:style-name="P6">Código organizado e comentado (1,25 ponto)</text:p>
      <text:p text:style-name="P6">Explicação oral do código para o professor (1,5 ponto)</text:p>
      <text:p text:style-name="P6">Presença e participação em aula (0,5 pontos)</text:p>
      <text:p text:style-name="P6"/>
      <text:p text:style-name="P8">Datas importantes</text:p>
      <text:p text:style-name="P6"/>
      <text:p text:style-name="P6">A turma terá as aulas dos dias <text:span text:style-name="T9">27/jun e 04/julho</text:span> para desenvolver E apresentar <text:span text:style-name="T5">o trabalho ao professor.</text:span> </text:p>
      <text:p text:style-name="P6"/>
      <text:p text:style-name="P11">O código deverá ser enviado para o e-mail <text:a xlink:type="simple" xlink:href="mailto:viniciushax@ifsul.br" text:style-name="Internet_20_link" text:visited-style-name="Visited_20_Internet_20_Link">viniciushax@ifsul.br</text:a> <text:span text:style-name="T10">até o dia 13/julho. </text:span><text:span text:style-name="T11">Haverá um desconto de um ponto por dia de atras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6-27T18:04:48.875602964</dc:date>
    <meta:editing-cycles>35</meta:editing-cycles>
    <meta:editing-duration>PT1H37M11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1" meta:paragraph-count="14" meta:word-count="180" meta:character-count="1151" meta:non-whitespace-character-count="982"/>
  </office:meta>
</office:document-meta>
</file>